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White Deer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464" calcext:value-type="float">
            <text:p>120.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White Deer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484" calcext:value-type="float">
            <text:p>120.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White Deer Quad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88" calcext:value-type="float">
            <text:p>119.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White Deer Qu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872" calcext:value-type="float">
            <text:p>119.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White Deer Quad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0248" calcext:value-type="float">
            <text:p>118.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White Deer Quad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624" calcext:value-type="float">
            <text:p>118.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White Deer Quad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White Deer Quad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3568" calcext:value-type="float">
            <text:p>117.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White Deer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White Deer Quad</text:p>
          </table:table-cell>
          <table:table-cell office:value-type="string" calcext:value-type="string">
            <text:p>201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608" calcext:value-type="float">
            <text:p>117.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White Deer Quad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128" calcext:value-type="float">
            <text:p>116.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White Deer Quad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072" calcext:value-type="float">
            <text:p>116.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White Deer Quad</text:p>
          </table:table-cell>
          <table:table-cell office:value-type="string" calcext:value-type="string">
            <text:p>201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904" calcext:value-type="float">
            <text:p>114.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White Deer Quad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096" calcext:value-type="float">
            <text:p>114.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White Deer Quad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White Deer Quad</text:p>
          </table:table-cell>
          <table:table-cell office:value-type="string" calcext:value-type="string">
            <text:p>201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White Deer Quad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White Deer Quad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White Deer Quad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816" calcext:value-type="float">
            <text:p>111.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White Deer Quad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768" calcext:value-type="float">
            <text:p>110.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White Deer Quad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432" calcext:value-type="float">
            <text:p>110.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White Deer Quad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536" calcext:value-type="float">
            <text:p>111.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56</text:p>
          </table:table-cell>
          <table:table-cell office:value-type="string" calcext:value-type="string">
            <text:p>White Deer Quad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536" calcext:value-type="float">
            <text:p>111.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